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205000048AD000027DFC17B4E82F71413C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04cm" svg:height="10.206cm" svg:x="1.544cm" svg:y="1.277cm">
          <draw:image xlink:href="Pictures/20000205000048AD000027DFC17B4E82F71413C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10:59:08.031499505</meta:creation-date>
    <dc:date>2017-10-06T11:42:09.164286896</dc:date>
    <meta:editing-duration>PT15M34S</meta:editing-duration>
    <meta:editing-cycles>3</meta:editing-cycles>
    <meta:generator>LibreOffice/5.1.6.2$Linux_X86_64 LibreOffice_project/10m0$Build-2</meta:generator>
    <meta:document-statistic meta:object-count="1"/>
  </office:meta>
</office:document-meta>
</file>